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Proxima Nova" svg:font-family="Proxima Nova"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Web" style:master-page-name="MP0" style:family="paragraph">
      <style:paragraph-properties fo:keep-with-next="always" fo:break-before="page" fo:text-align="center" fo:margin-bottom="0.0402in" style:page-number="1"/>
    </style:style>
    <style:style style:name="T2" style:parent-style-name="DefaultParagraphFont" style:family="text">
      <style:text-properties style:font-name="Proxima Nova" fo:color="#263238" fo:font-size="26pt" style:font-size-asian="26pt" style:font-size-complex="26pt" fo:language="en"/>
    </style:style>
    <style:style style:name="P3" style:parent-style-name="NormalWeb" style:family="paragraph">
      <style:paragraph-properties fo:text-align="center" fo:margin-bottom="0in"/>
    </style:style>
    <style:style style:name="T4" style:parent-style-name="DefaultParagraphFont" style:family="text">
      <style:text-properties style:font-name="Proxima Nova" fo:color="#C12424" fo:language="en"/>
    </style:style>
    <style:style style:name="T5" style:parent-style-name="DefaultParagraphFont" style:family="text">
      <style:text-properties style:font-name="Proxima Nova" fo:color="#C12424" fo:language="en"/>
    </style:style>
    <style:style style:name="T6" style:parent-style-name="DefaultParagraphFont" style:family="text">
      <style:text-properties style:font-name="Proxima Nova" fo:color="#C12424" fo:language="en"/>
    </style:style>
    <style:style style:name="T7" style:parent-style-name="DefaultParagraphFont" style:family="text">
      <style:text-properties style:font-name="Proxima Nova" fo:color="#263238"/>
    </style:style>
    <style:style style:name="T8" style:parent-style-name="DefaultParagraphFont" style:family="text">
      <style:text-properties style:font-name="Proxima Nova" fo:color="#263238"/>
    </style:style>
    <style:style style:name="T9" style:parent-style-name="DefaultParagraphFont" style:family="text">
      <style:text-properties style:font-name="Proxima Nova" fo:color="#C12424" fo:font-size="11pt" style:font-size-asian="11pt" style:font-size-complex="11pt"/>
    </style:style>
    <style:style style:name="T10" style:parent-style-name="DefaultParagraphFont" style:family="text">
      <style:text-properties style:font-name="Proxima Nova" fo:color="#C12424" fo:font-size="11pt" style:font-size-asian="11pt" style:font-size-complex="11pt"/>
    </style:style>
    <style:style style:name="T11" style:parent-style-name="DefaultParagraphFont" style:family="text">
      <style:text-properties style:font-name="Proxima Nova" fo:color="#263238"/>
    </style:style>
    <style:style style:name="P12" style:parent-style-name="NormalWeb" style:family="paragraph">
      <style:paragraph-properties fo:margin-bottom="0in"/>
    </style:style>
    <style:style style:name="T13" style:parent-style-name="DefaultParagraphFont" style:family="text">
      <style:text-properties style:font-name="Proxima Nova" fo:color="#C12424" fo:language="en"/>
    </style:style>
    <style:style style:name="T14" style:parent-style-name="DefaultParagraphFont" style:family="text">
      <style:text-properties style:font-name="Proxima Nova" fo:color="#C12424" fo:language="en"/>
    </style:style>
    <style:style style:name="P15" style:parent-style-name="NormalWeb" style:family="paragraph">
      <style:paragraph-properties fo:margin-bottom="0in"/>
      <style:text-properties fo:language="en"/>
    </style:style>
    <style:style style:name="T16" style:parent-style-name="DefaultParagraphFont" style:family="text">
      <style:text-properties style:font-name="Proxima Nova" fo:color="#263238"/>
    </style:style>
    <style:style style:name="T17" style:parent-style-name="DefaultParagraphFont" style:family="text">
      <style:text-properties style:font-name="Proxima Nova" fo:color="#263238"/>
    </style:style>
    <style:style style:name="P18" style:parent-style-name="NormalWeb" style:family="paragraph">
      <style:paragraph-properties fo:margin-bottom="0in"/>
    </style:style>
    <style:style style:name="T19" style:parent-style-name="DefaultParagraphFont" style:family="text">
      <style:text-properties style:font-name="Proxima Nova" fo:color="#C12424" fo:language="en"/>
    </style:style>
    <style:style style:name="T20" style:parent-style-name="DefaultParagraphFont" style:family="text">
      <style:text-properties style:font-name="Proxima Nova" fo:color="#C12424" fo:language="en"/>
    </style:style>
    <style:style style:name="T21" style:parent-style-name="DefaultParagraphFont" style:family="text">
      <style:text-properties style:font-name="Proxima Nova" fo:color="#263238"/>
    </style:style>
    <style:style style:name="P22" style:parent-style-name="NormalWeb" style:family="paragraph">
      <style:paragraph-properties fo:margin-bottom="0in"/>
    </style:style>
    <style:style style:name="T23" style:parent-style-name="DefaultParagraphFont" style:family="text">
      <style:text-properties style:font-name="Proxima Nova" fo:color="#C12424" fo:language="en"/>
    </style:style>
    <style:style style:name="T24" style:parent-style-name="DefaultParagraphFont" style:family="text">
      <style:text-properties style:font-name="Proxima Nova" fo:color="#263238"/>
    </style:style>
    <style:style style:name="P25" style:parent-style-name="NormalWeb" style:family="paragraph">
      <style:paragraph-properties fo:margin-bottom="0in"/>
    </style:style>
    <style:style style:name="T26" style:parent-style-name="DefaultParagraphFont" style:family="text">
      <style:text-properties style:font-name="Proxima Nova" fo:color="#C12424" fo:language="en"/>
    </style:style>
    <style:style style:name="T27" style:parent-style-name="DefaultParagraphFont" style:family="text">
      <style:text-properties style:font-name="Proxima Nova" fo:color="#C12424" fo:language="en"/>
    </style:style>
    <style:style style:name="T28" style:parent-style-name="DefaultParagraphFont" style:family="text">
      <style:text-properties style:font-name="Proxima Nova" fo:color="#263238"/>
    </style:style>
    <style:style style:name="P29" style:parent-style-name="NormalWeb" style:family="paragraph">
      <style:paragraph-properties fo:margin-bottom="0in"/>
    </style:style>
    <style:style style:name="T30" style:parent-style-name="DefaultParagraphFont" style:family="text">
      <style:text-properties style:font-name="Proxima Nova" fo:color="#C12424" fo:language="en"/>
    </style:style>
    <style:style style:name="P31" style:parent-style-name="NormalWeb" style:family="paragraph">
      <style:paragraph-properties fo:margin-bottom="0in"/>
      <style:text-properties fo:language="en"/>
    </style:style>
    <style:style style:name="P32" style:parent-style-name="NormalWeb" style:family="paragraph">
      <style:paragraph-properties fo:margin-bottom="0in"/>
      <style:text-properties fo:language="en"/>
    </style:style>
    <style:style style:name="T33" style:parent-style-name="DefaultParagraphFont" style:family="text">
      <style:text-properties style:font-name="Proxima Nova" fo:color="#263238"/>
    </style:style>
    <style:style style:name="P34" style:parent-style-name="NormalWeb" style:family="paragraph">
      <style:paragraph-properties fo:margin-bottom="0in"/>
    </style:style>
    <style:style style:name="T35" style:parent-style-name="DefaultParagraphFont" style:family="text">
      <style:text-properties style:font-name="Proxima Nova" fo:color="#C12424" fo:language="en"/>
    </style:style>
  </office:automatic-styles>
  <office:body>
    <office:text text:use-soft-page-breaks="true">
      <text:p text:style-name="P1"><text:span text:style-name="T2">Game Design Document</text:span></text:p>
      <text:p text:style-name="P3"><text:span text:style-name="T4">[DIRECTIONS ARE IN RED, THOSE SECTIONS ARE TO BE WRITTEN BY THE CREATIVE DIRECTOR AFTER CONSULTING WITH THE TEAM. PLEASE READ THIS WHOLE DOCUMENT HOWEVER AS IT HAS INFORMATION ABOUT THE FRAMEWORK THAT YOU WILL BE<text:s/></text:span><text:span text:style-name="T5">USING. RED TEXT IS FOR INFO AND SHOULD BE REMOVED BEFORE YOU SUBMIT. THIS IS A LIVING DOCUMENT AND SHOULD BE UPDATED TO CONTAIN ART ASSETS AND DIAGRAMS TO SUPPORT THE WRITING THAT YOU ARE DOING. A PICTURE CAN CONVEY INFORMATION MUCH QUICKER THAN WORDS CAN.</text:span><text:span text:style-name="T6">]</text:span></text:p>
      <text:h text:style-name="Heading1" text:outline-level="1"><text:bookmark-start text:name="_30j0zll"/><text:bookmark-end text:name="_30j0zll"/><text:span text:style-name="T7">Game Overview</text:span></text:h>
      <text:h text:style-name="Heading2" text:outline-level="2"><text:bookmark-start text:name="_3znysh7"/><text:bookmark-end text:name="_3znysh7"/><text:span text:style-name="T8">High Concept (Elevator Pitch)</text:span></text:h>
      <text:h text:style-name="Heading2" text:outline-level="2"><text:span text:style-name="T9">Hero wakes in a dungeon. Around him he hears rattling chains and gusts of wind, even though he’s underground. Phantoms and geists have trapped him within an ancient ruin, and now he must escape. One of the prim</text:span><text:span text:style-name="T10">ary mechanics will be that some things might change if the player spends too much time trying different commands.</text:span></text:h>
      <text:h text:style-name="Heading2" text:outline-level="2"><text:bookmark-start text:name="_1fob9te"/><text:bookmark-end text:name="_1fob9te"/><text:span text:style-name="T11">Game Summary</text:span></text:h>
      <text:p text:style-name="P12"><text:span text:style-name="T13">The player will move through a dungeon, using various items along the way to solve puzzles. Essentially, each room is its own min</text:span><text:span text:style-name="T14">i-puzzle that relies on items received in past rooms or items acquired in the current room. The game also encourages awareness and changing plans by changing the situation if the player is fumbling.</text:span></text:p>
      <text:p text:style-name="P15"/>
      <text:h text:style-name="Heading1" text:outline-level="1"><text:bookmark-start text:name="_2et92p0"/><text:bookmark-end text:name="_2et92p0"/><text:span text:style-name="T16">Gameplay</text:span></text:h>
      <text:h text:style-name="Heading2" text:outline-level="2"><text:bookmark-start text:name="_tyjcwt"/><text:bookmark-end text:name="_tyjcwt"/><text:span text:style-name="T17">First Minutes</text:span></text:h>
      <text:p text:style-name="P18"><text:span text:style-name="T19">They begin in a broken old prison</text:span><text:span text:style-name="T20"><text:s/>cell. The player should feel afraid and apprehensive of the environment around them.</text:span></text:p>
      <text:h text:style-name="Heading2" text:outline-level="2"><text:bookmark-start text:name="_3dy6vkm"/><text:bookmark-end text:name="_3dy6vkm"/><text:soft-page-break/><text:span text:style-name="T21">Game Flow</text:span></text:h>
      <text:p text:style-name="P22"><text:span text:style-name="T23">Player uses commander to interact with puzzles and unlock new pathways as the game progresses, until eventually finding the last door and unlocking it.</text:span></text:p>
      <text:h text:style-name="Heading2" text:outline-level="2"><text:bookmark-start text:name="_1t3h5sf"/><text:bookmark-end text:name="_1t3h5sf"/><text:span text:style-name="T24">Victory/Lose Conditions</text:span></text:h>
      <text:p text:style-name="P25"><text:span text:style-name="T26">The player loses if they reach a fail state in the current puzzle, get caught by the gie</text:span><text:span text:style-name="T27">sts, or otherwise die/fail. It should be fairly punishing but the player should be able to learn easily what they did wrong for the next try.</text:span></text:p>
      <text:h text:style-name="Heading1" text:outline-level="1"><text:bookmark-start text:name="_2s8eyo1"/><text:bookmark-end text:name="_2s8eyo1"/><text:span text:style-name="T28">Target Audience</text:span></text:h>
      <text:p text:style-name="P29"><text:span text:style-name="T30">It is targeted to teens and adults, though not over E10+ content.</text:span></text:p>
      <text:p text:style-name="P31"/>
      <text:p text:style-name="P32"/>
      <text:h text:style-name="Heading1" text:outline-level="1"><text:bookmark-start text:name="_aa2v1459q8bv"/><text:bookmark-end text:name="_aa2v1459q8bv"/><text:span text:style-name="T33">Game Map</text:span></text:h>
      <text:p text:style-name="P34"><text:span text:style-name="T35">See image in zip folder</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Proxima Nova" svg:font-family="Proxima Nova"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Normal"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Normal">
      <style:paragraph-properties fo:keep-with-next="always" fo:keep-together="always" fo:margin-bottom="0.2222in"/>
      <style:text-properties fo:color="#666666" fo:font-size="15pt" style:font-size-asian="15pt" style:font-size-complex="15pt" fo:hyphenate="false"/>
    </style:style>
    <style:style style:name="NormalWeb" style:display-name="Normal (Web)" style:family="paragraph" style:parent-style-name="Normal">
      <style:paragraph-properties style:vertical-align="auto" fo:margin-top="0.0694in" fo:margin-bottom="0.1in"/>
      <style:text-properties style:font-name="Times New Roman" style:font-name-asian="Times New Roman" style:font-name-complex="Times New Roman" fo:font-size="12pt" style:font-size-asian="12pt" style:font-size-complex="12pt" fo:language="en" fo:country="US" style:language-asian="en" style:country-asian="U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Thomas Allen</dc:creator>
    <meta:creation-date>2021-02-28T23:42:00Z</meta:creation-date>
    <dc:date>2021-05-13T19:50:00Z</dc:date>
    <meta:template xlink:href="Normal" xlink:type="simple"/>
    <meta:editing-cycles>5</meta:editing-cycles>
    <meta:editing-duration>PT88020S</meta:editing-duration>
    <meta:user-defined meta:name="ContentTypeId">0x010100B0C5AAC1B3A5834698B991C8B7BE0A43</meta:user-defined>
    <meta:document-statistic meta:page-count="2" meta:paragraph-count="3" meta:word-count="280" meta:character-count="1875" meta:row-count="13" meta:non-whitespace-character-count="1598"/>
  </office:meta>
</office:document-meta>
</file>